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text-properties fo:language="en" fo:country="US" style:language-asian="zxx" style:country-asian="none" style:language-complex="zxx" style:country-complex="none"/>
    </style:style>
    <style:style style:name="P3" style:family="paragraph" style:parent-style-name="Standard">
      <style:text-properties style:font-name="Times New Roman1" fo:language="en" fo:country="US" officeooo:rsid="001c269b" officeooo:paragraph-rsid="001c269b" style:font-name-asian="Times New Roman1" style:language-asian="zxx" style:country-asian="none" style:font-name-complex="Times New Roman1" style:language-complex="zxx" style:country-complex="none"/>
    </style:style>
    <style:style style:name="P4" style:family="paragraph" style:parent-style-name="Standard">
      <style:text-properties style:font-name="Times New Roman1" fo:language="en" fo:country="US" officeooo:rsid="0020de1b" officeooo:paragraph-rsid="0020de1b" style:font-name-asian="Times New Roman1" style:language-asian="zxx" style:country-asian="none" style:font-name-complex="Times New Roman1" style:language-complex="zxx" style:country-complex="none"/>
    </style:style>
    <style:style style:name="P5" style:family="paragraph" style:parent-style-name="Standard">
      <style:text-properties fo:language="en" fo:country="US" officeooo:rsid="001a2a5a" officeooo:paragraph-rsid="001a2a5a" style:language-asian="zxx" style:country-asian="none" style:language-complex="zxx" style:country-complex="none"/>
    </style:style>
    <style:style style:name="P6" style:family="paragraph" style:parent-style-name="Standard">
      <style:text-properties fo:language="en" fo:country="US" officeooo:rsid="001a2a5a" officeooo:paragraph-rsid="001249c1" style:language-asian="zxx" style:country-asian="none" style:language-complex="zxx" style:country-complex="none"/>
    </style:style>
    <style:style style:name="P7" style:family="paragraph" style:parent-style-name="Standard">
      <style:text-properties fo:language="en" fo:country="US" officeooo:rsid="000730ee" officeooo:paragraph-rsid="000730ee" style:language-asian="zxx" style:country-asian="none" style:language-complex="zxx" style:country-complex="none"/>
    </style:style>
    <style:style style:name="P8" style:family="paragraph" style:parent-style-name="Standard">
      <style:text-properties fo:language="en" fo:country="US" officeooo:rsid="0009def5" officeooo:paragraph-rsid="0009def5" style:language-asian="zxx" style:country-asian="none" style:language-complex="zxx" style:country-complex="none"/>
    </style:style>
    <style:style style:name="P9" style:family="paragraph" style:parent-style-name="Standard">
      <style:text-properties fo:language="en" fo:country="US" officeooo:rsid="0009f562" officeooo:paragraph-rsid="0009f562" style:language-asian="zxx" style:country-asian="none" style:language-complex="zxx" style:country-complex="none"/>
    </style:style>
    <style:style style:name="P10" style:family="paragraph" style:parent-style-name="Standard">
      <style:text-properties fo:language="en" fo:country="US" officeooo:rsid="000be30b" officeooo:paragraph-rsid="000be30b" style:language-asian="zxx" style:country-asian="none" style:language-complex="zxx" style:country-complex="none"/>
    </style:style>
    <style:style style:name="P11" style:family="paragraph" style:parent-style-name="Standard">
      <style:text-properties fo:language="en" fo:country="US" officeooo:rsid="000e090a" officeooo:paragraph-rsid="000e090a" style:language-asian="zxx" style:country-asian="none" style:language-complex="zxx" style:country-complex="none"/>
    </style:style>
    <style:style style:name="P12" style:family="paragraph" style:parent-style-name="Standard">
      <style:text-properties fo:language="en" fo:country="US" officeooo:rsid="000f1b5a" officeooo:paragraph-rsid="000f1b5a" style:language-asian="zxx" style:country-asian="none" style:language-complex="zxx" style:country-complex="none"/>
    </style:style>
    <style:style style:name="P13" style:family="paragraph" style:parent-style-name="Standard">
      <style:text-properties fo:language="en" fo:country="US" officeooo:rsid="00186ff3" officeooo:paragraph-rsid="00186ff3" style:language-asian="zxx" style:country-asian="none" style:language-complex="zxx" style:country-complex="none"/>
    </style:style>
    <style:style style:name="P14" style:family="paragraph" style:parent-style-name="Standard">
      <style:text-properties fo:language="en" fo:country="US" officeooo:rsid="001249c1" officeooo:paragraph-rsid="001249c1" style:language-asian="zxx" style:country-asian="none" style:language-complex="zxx" style:country-complex="none"/>
    </style:style>
    <style:style style:name="P15" style:family="paragraph" style:parent-style-name="Standard">
      <style:text-properties fo:language="en" fo:country="US" officeooo:rsid="00130f0f" officeooo:paragraph-rsid="00130f0f" style:language-asian="zxx" style:country-asian="none" style:language-complex="zxx" style:country-complex="none"/>
    </style:style>
    <style:style style:name="P16" style:family="paragraph" style:parent-style-name="Standard">
      <style:text-properties fo:language="en" fo:country="US" officeooo:rsid="0013d906" officeooo:paragraph-rsid="0015504e" style:language-asian="zxx" style:country-asian="none" style:language-complex="zxx" style:country-complex="none"/>
    </style:style>
    <style:style style:name="P17" style:family="paragraph" style:parent-style-name="Standard">
      <style:text-properties fo:language="en" fo:country="US" officeooo:rsid="0019558b" officeooo:paragraph-rsid="0019558b" style:language-asian="zxx" style:country-asian="none" style:language-complex="zxx" style:country-complex="none"/>
    </style:style>
    <style:style style:name="P18" style:family="paragraph" style:parent-style-name="Standard">
      <style:text-properties fo:language="en" fo:country="US" officeooo:paragraph-rsid="001249c1" style:language-asian="zxx" style:country-asian="none" style:language-complex="zxx" style:country-complex="none"/>
    </style:style>
    <style:style style:name="P19" style:family="paragraph" style:parent-style-name="Standard">
      <style:text-properties fo:language="en" fo:country="US" officeooo:rsid="0020de1b" officeooo:paragraph-rsid="0020de1b" style:language-asian="zxx" style:country-asian="none" style:language-complex="zxx" style:country-complex="none"/>
    </style:style>
    <style:style style:name="P20" style:family="paragraph" style:parent-style-name="Standard">
      <style:paragraph-properties fo:text-align="center" style:justify-single-word="false"/>
      <style:text-properties fo:language="en" fo:country="US" officeooo:rsid="002e540c" officeooo:paragraph-rsid="002e540c" style:language-asian="zxx" style:country-asian="none" style:language-complex="zxx" style:country-complex="none"/>
    </style:style>
    <style:style style:name="P21" style:family="paragraph" style:parent-style-name="Standard">
      <style:text-properties fo:language="en" fo:country="US" officeooo:rsid="0031c352" officeooo:paragraph-rsid="0031c352" style:language-asian="zxx" style:country-asian="none" style:language-complex="zxx" style:country-complex="none"/>
    </style:style>
    <style:style style:name="P22" style:family="paragraph" style:parent-style-name="Standard">
      <style:text-properties fo:language="en" fo:country="US" style:text-underline-style="solid" style:text-underline-width="auto" style:text-underline-color="font-color" fo:font-weight="bold" officeooo:rsid="000f1b5a" officeooo:paragraph-rsid="000f1b5a" style:language-asian="zxx" style:country-asian="none" style:font-weight-asian="bold" style:language-complex="zxx" style:country-complex="none" style:font-weight-complex="bold"/>
    </style:style>
    <style:style style:name="P23" style:family="paragraph" style:parent-style-name="Standard">
      <style:text-properties fo:language="en" fo:country="US" style:text-underline-style="solid" style:text-underline-width="auto" style:text-underline-color="font-color" fo:font-weight="bold" officeooo:rsid="001249c1" officeooo:paragraph-rsid="001249c1" style:language-asian="zxx" style:country-asian="none" style:font-weight-asian="bold" style:language-complex="zxx" style:country-complex="none" style:font-weight-complex="bold"/>
    </style:style>
    <style:style style:name="P24" style:family="paragraph" style:parent-style-name="Standard">
      <style:text-properties fo:language="en" fo:country="US" style:text-underline-style="solid" style:text-underline-width="auto" style:text-underline-color="font-color" fo:font-weight="bold" officeooo:rsid="0013d906" officeooo:paragraph-rsid="0013d906" style:language-asian="zxx" style:country-asian="none" style:font-weight-asian="bold" style:language-complex="zxx" style:country-complex="none" style:font-weight-complex="bold"/>
    </style:style>
    <style:style style:name="P25" style:family="paragraph" style:parent-style-name="Standard">
      <style:text-properties fo:language="en" fo:country="US" style:text-underline-style="solid" style:text-underline-width="auto" style:text-underline-color="font-color" fo:font-weight="bold" officeooo:rsid="00186ff3" officeooo:paragraph-rsid="00186ff3" style:language-asian="zxx" style:country-asian="none" style:font-weight-asian="bold" style:language-complex="zxx" style:country-complex="none" style:font-weight-complex="bold"/>
    </style:style>
    <style:style style:name="P26" style:family="paragraph" style:parent-style-name="Standard">
      <style:text-properties fo:language="en" fo:country="US" style:text-underline-style="solid" style:text-underline-width="auto" style:text-underline-color="font-color" fo:font-weight="bold" officeooo:rsid="0019558b" officeooo:paragraph-rsid="0019558b" style:language-asian="zxx" style:country-asian="none" style:font-weight-asian="bold" style:language-complex="zxx" style:country-complex="none" style:font-weight-complex="bold"/>
    </style:style>
    <style:style style:name="P27" style:family="paragraph" style:parent-style-name="Text_20_body">
      <style:text-properties fo:language="en" fo:country="US" officeooo:rsid="000f6b6d" officeooo:paragraph-rsid="000f6b6d" style:language-asian="zxx" style:country-asian="none" style:language-complex="zxx" style:country-complex="none"/>
    </style:style>
    <style:style style:name="P28" style:family="paragraph" style:parent-style-name="Text_20_body">
      <style:text-properties fo:language="en" fo:country="US" officeooo:rsid="0035007c" officeooo:paragraph-rsid="0035007c" style:language-asian="zxx" style:country-asian="none" style:language-complex="zxx" style:country-complex="none"/>
    </style:style>
    <style:style style:name="P29" style:family="paragraph" style:parent-style-name="Text_20_body">
      <style:text-properties fo:language="en" fo:country="US" officeooo:rsid="0035007c" officeooo:paragraph-rsid="00366cd8" style:language-asian="zxx" style:country-asian="none" style:language-complex="zxx" style:country-complex="none"/>
    </style:style>
    <style:style style:name="P30" style:family="paragraph" style:parent-style-name="Text_20_body">
      <style:text-properties fo:language="en" fo:country="US" officeooo:rsid="003c3673" officeooo:paragraph-rsid="003c3673" style:language-asian="zxx" style:country-asian="none" style:language-complex="zxx" style:country-complex="none"/>
    </style:style>
    <style:style style:name="P31" style:family="paragraph" style:parent-style-name="Text_20_body">
      <style:text-properties fo:language="en" fo:country="US" officeooo:rsid="0037d10a" officeooo:paragraph-rsid="0037d10a" style:language-asian="zxx" style:country-asian="none" style:language-complex="zxx" style:country-complex="none"/>
    </style:style>
    <style:style style:name="P32" style:family="paragraph" style:parent-style-name="Text_20_body">
      <style:text-properties fo:language="en" fo:country="US" officeooo:rsid="00397713" officeooo:paragraph-rsid="00397713" style:language-asian="zxx" style:country-asian="none" style:language-complex="zxx" style:country-complex="none"/>
    </style:style>
    <style:style style:name="P33" style:family="paragraph" style:parent-style-name="Text_20_body">
      <style:text-properties fo:language="en" fo:country="US" officeooo:rsid="003b322a" officeooo:paragraph-rsid="003b322a" style:language-asian="zxx" style:country-asian="none" style:language-complex="zxx" style:country-complex="none"/>
    </style:style>
    <style:style style:name="P34" style:family="paragraph" style:parent-style-name="Text_20_body">
      <style:text-properties fo:language="en" fo:country="US" officeooo:rsid="002c6556" style:language-asian="zxx" style:country-asian="none" style:language-complex="zxx" style:country-complex="none"/>
    </style:style>
    <style:style style:name="P35" style:family="paragraph" style:parent-style-name="Text_20_body">
      <style:text-properties fo:language="en" fo:country="US" officeooo:rsid="004cd3c4" officeooo:paragraph-rsid="004cd3c4" style:language-asian="zxx" style:country-asian="none" style:language-complex="zxx" style:country-complex="none"/>
    </style:style>
    <style:style style:name="P36" style:family="paragraph" style:parent-style-name="Text_20_body">
      <style:text-properties fo:language="en" fo:country="US" officeooo:rsid="004fdb6d" officeooo:paragraph-rsid="004fdb6d" style:language-asian="zxx" style:country-asian="none" style:language-complex="zxx" style:country-complex="none"/>
    </style:style>
    <style:style style:name="P37" style:family="paragraph" style:parent-style-name="Text_20_body">
      <style:text-properties fo:language="en" fo:country="US" officeooo:rsid="004141b3" officeooo:paragraph-rsid="00421382" style:language-asian="zxx" style:country-asian="none" style:language-complex="zxx" style:country-complex="none"/>
    </style:style>
    <style:style style:name="P38" style:family="paragraph" style:parent-style-name="Text_20_body">
      <style:text-properties fo:language="en" fo:country="US" officeooo:rsid="0055ec1a" officeooo:paragraph-rsid="0055ec1a" style:language-asian="zxx" style:country-asian="none" style:language-complex="zxx" style:country-complex="none"/>
    </style:style>
    <style:style style:name="P39" style:family="paragraph" style:parent-style-name="Text_20_body">
      <style:text-properties fo:language="en" fo:country="US" officeooo:rsid="005dc406" officeooo:paragraph-rsid="005dc406" style:language-asian="zxx" style:country-asian="none" style:language-complex="zxx" style:country-complex="none"/>
    </style:style>
    <style:style style:name="P40" style:family="paragraph" style:parent-style-name="Text_20_body">
      <style:text-properties fo:language="en" fo:country="US" style:text-underline-style="solid" style:text-underline-width="auto" style:text-underline-color="font-color" fo:font-weight="bold" officeooo:rsid="00397713" officeooo:paragraph-rsid="00397713" style:language-asian="zxx" style:country-asian="none" style:font-weight-asian="bold" style:language-complex="zxx" style:country-complex="none" style:font-weight-complex="bold"/>
    </style:style>
    <style:style style:name="P41" style:family="paragraph" style:parent-style-name="Text_20_body">
      <style:text-properties fo:language="en" fo:country="US" style:text-underline-style="none" officeooo:rsid="003b322a" officeooo:paragraph-rsid="003b322a" style:language-asian="zxx" style:country-asian="none" style:language-complex="zxx" style:country-complex="none"/>
    </style:style>
    <style:style style:name="P42" style:family="paragraph" style:parent-style-name="Text_20_body">
      <style:text-properties style:font-name="Consolas" fo:language="en" fo:country="US" officeooo:rsid="00397713" officeooo:paragraph-rsid="00397713" style:language-asian="zxx" style:country-asian="none" style:language-complex="zxx" style:country-complex="none"/>
    </style:style>
    <style:style style:name="P43" style:family="paragraph" style:parent-style-name="Standard" style:list-style-name="L1">
      <style:text-properties fo:language="en" fo:country="US" officeooo:rsid="000730ee" officeooo:paragraph-rsid="000730ee" style:language-asian="zxx" style:country-asian="none" style:language-complex="zxx" style:country-complex="none"/>
    </style:style>
    <style:style style:name="P44" style:family="paragraph" style:parent-style-name="Standard" style:list-style-name="L2">
      <style:text-properties fo:language="en" fo:country="US" officeooo:rsid="000730ee" officeooo:paragraph-rsid="000730ee" style:language-asian="zxx" style:country-asian="none" style:language-complex="zxx" style:country-complex="none"/>
    </style:style>
    <style:style style:name="P45" style:family="paragraph" style:parent-style-name="Standard" style:list-style-name="L2">
      <style:text-properties fo:language="en" fo:country="US" officeooo:rsid="0009def5" officeooo:paragraph-rsid="0009def5" style:language-asian="zxx" style:country-asian="none" style:language-complex="zxx" style:country-complex="none"/>
    </style:style>
    <style:style style:name="P46" style:family="paragraph" style:parent-style-name="Standard" style:list-style-name="L2">
      <style:text-properties fo:language="en" fo:country="US" officeooo:rsid="0033aed3" officeooo:paragraph-rsid="0033aed3" style:language-asian="zxx" style:country-asian="none" style:language-complex="zxx" style:country-complex="none"/>
    </style:style>
    <style:style style:name="P47" style:family="paragraph" style:parent-style-name="Standard" style:list-style-name="L3">
      <style:text-properties fo:language="en" fo:country="US" officeooo:paragraph-rsid="000e090a" style:language-asian="zxx" style:country-asian="none" style:language-complex="zxx" style:country-complex="none"/>
    </style:style>
    <style:style style:name="P48" style:family="paragraph" style:parent-style-name="Standard" style:list-style-name="L3">
      <style:text-properties fo:language="en" fo:country="US" officeooo:rsid="000c8b2e" officeooo:paragraph-rsid="000e090a" style:language-asian="zxx" style:country-asian="none" style:language-complex="zxx" style:country-complex="none"/>
    </style:style>
    <style:style style:name="P49" style:family="paragraph" style:parent-style-name="Standard" style:list-style-name="L3">
      <style:text-properties fo:language="en" fo:country="US" officeooo:rsid="000c8b2e" officeooo:paragraph-rsid="000c8b2e" style:language-asian="zxx" style:country-asian="none" style:language-complex="zxx" style:country-complex="none"/>
    </style:style>
    <style:style style:name="P50" style:family="paragraph" style:parent-style-name="Standard" style:list-style-name="L3">
      <style:text-properties fo:language="en" fo:country="US" officeooo:rsid="000e090a" officeooo:paragraph-rsid="000e090a" style:language-asian="zxx" style:country-asian="none" style:language-complex="zxx" style:country-complex="none"/>
    </style:style>
    <style:style style:name="P51" style:family="paragraph" style:parent-style-name="Standard" style:list-style-name="L5">
      <style:text-properties fo:language="en" fo:country="US" officeooo:rsid="0019558b" officeooo:paragraph-rsid="0019558b" style:language-asian="zxx" style:country-asian="none" style:language-complex="zxx" style:country-complex="none"/>
    </style:style>
    <style:style style:name="P52" style:family="paragraph" style:parent-style-name="Standard" style:list-style-name="L6">
      <style:text-properties fo:language="en" fo:country="US" officeooo:rsid="001249c1" officeooo:paragraph-rsid="001249c1" style:language-asian="zxx" style:country-asian="none" style:language-complex="zxx" style:country-complex="none"/>
    </style:style>
    <style:style style:name="P53" style:family="paragraph" style:parent-style-name="Standard" style:list-style-name="L6">
      <style:text-properties fo:language="en" fo:country="US" officeooo:rsid="0028ea32" officeooo:paragraph-rsid="0028ea32" style:language-asian="zxx" style:country-asian="none" style:language-complex="zxx" style:country-complex="none"/>
    </style:style>
    <style:style style:name="P54" style:family="paragraph" style:parent-style-name="Standard" style:list-style-name="L7">
      <style:text-properties fo:language="en" fo:country="US" officeooo:rsid="001a2a5a" officeooo:paragraph-rsid="001a2a5a" style:language-asian="zxx" style:country-asian="none" style:language-complex="zxx" style:country-complex="none"/>
    </style:style>
    <style:style style:name="P55" style:family="paragraph" style:parent-style-name="Standard" style:list-style-name="L7">
      <style:text-properties fo:language="en" fo:country="US" officeooo:rsid="0020f6b2" officeooo:paragraph-rsid="0020f6b2" style:language-asian="zxx" style:country-asian="none" style:language-complex="zxx" style:country-complex="none"/>
    </style:style>
    <style:style style:name="P56" style:family="paragraph" style:parent-style-name="Standard" style:list-style-name="L7">
      <style:text-properties fo:language="en" fo:country="US" officeooo:rsid="001cb4d0" officeooo:paragraph-rsid="001cb4d0" style:language-asian="zxx" style:country-asian="none" style:language-complex="zxx" style:country-complex="none"/>
    </style:style>
    <style:style style:name="P57" style:family="paragraph" style:parent-style-name="Standard" style:list-style-name="L7">
      <style:text-properties fo:language="en" fo:country="US" officeooo:rsid="001c269b" officeooo:paragraph-rsid="001c269b" style:language-asian="zxx" style:country-asian="none" style:language-complex="zxx" style:country-complex="none"/>
    </style:style>
    <style:style style:name="P58" style:family="paragraph" style:parent-style-name="Standard" style:list-style-name="L7">
      <style:text-properties fo:language="en" fo:country="US" officeooo:rsid="002675af" officeooo:paragraph-rsid="002675af" style:language-asian="zxx" style:country-asian="none" style:language-complex="zxx" style:country-complex="none"/>
    </style:style>
    <style:style style:name="P59" style:family="paragraph" style:parent-style-name="Standard" style:list-style-name="L7">
      <style:text-properties fo:language="en" fo:country="US" officeooo:rsid="002794bc" officeooo:paragraph-rsid="002794bc" style:language-asian="zxx" style:country-asian="none" style:language-complex="zxx" style:country-complex="none"/>
    </style:style>
    <style:style style:name="P60" style:family="paragraph" style:parent-style-name="Standard" style:list-style-name="L4">
      <style:text-properties style:font-name="Consolas" fo:language="en" fo:country="US" officeooo:rsid="001249c1" officeooo:paragraph-rsid="001249c1" style:language-asian="zxx" style:country-asian="none" style:language-complex="zxx" style:country-complex="none"/>
    </style:style>
    <style:style style:name="P61" style:family="paragraph" style:parent-style-name="Standard" style:list-style-name="L4">
      <style:text-properties style:font-name="Consolas" fo:language="en" fo:country="US" officeooo:rsid="001249c1" officeooo:paragraph-rsid="0013d906" style:language-asian="zxx" style:country-asian="none" style:language-complex="zxx" style:country-complex="none"/>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Heading_20_1">
      <style:text-properties fo:language="en" fo:country="US" style:language-asian="zxx" style:country-asian="none" style:language-complex="zxx" style:country-complex="none"/>
    </style:style>
    <style:style style:name="P64" style:family="paragraph" style:parent-style-name="Heading_20_1">
      <style:text-properties fo:language="en" fo:country="US" officeooo:rsid="002c6556" style:language-asian="zxx" style:country-asian="none" style:language-complex="zxx" style:country-complex="none"/>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Heading_20_2">
      <style:text-properties fo:language="en" fo:country="US" style:language-asian="zxx" style:country-asian="none" style:language-complex="zxx" style:country-complex="none"/>
    </style:style>
    <style:style style:name="P67" style:family="paragraph" style:parent-style-name="Text_20_body" style:list-style-name="L8">
      <style:text-properties fo:language="en" fo:country="US" officeooo:rsid="0035007c" officeooo:paragraph-rsid="0035007c" style:language-asian="zxx" style:country-asian="none" style:language-complex="zxx" style:country-complex="none"/>
    </style:style>
    <style:style style:name="P68" style:family="paragraph" style:parent-style-name="Text_20_body" style:list-style-name="L8">
      <style:text-properties fo:language="en" fo:country="US" officeooo:rsid="00594d1f" officeooo:paragraph-rsid="0059db0e" style:language-asian="zxx" style:country-asian="none" style:language-complex="zxx" style:country-complex="none"/>
    </style:style>
    <style:style style:name="P69" style:family="paragraph" style:parent-style-name="Text_20_body" style:list-style-name="L9">
      <style:text-properties fo:language="en" fo:country="US" officeooo:rsid="003d3592" officeooo:paragraph-rsid="003d3592" style:language-asian="zxx" style:country-asian="none" style:language-complex="zxx" style:country-complex="none"/>
    </style:style>
    <style:style style:name="P70" style:family="paragraph" style:parent-style-name="Text_20_body" style:list-style-name="L9">
      <style:text-properties fo:language="en" fo:country="US" officeooo:rsid="003d3592" officeooo:paragraph-rsid="00421382" style:language-asian="zxx" style:country-asian="none" style:language-complex="zxx" style:country-complex="none"/>
    </style:style>
    <style:style style:name="P71" style:family="paragraph" style:parent-style-name="Text_20_body" style:list-style-name="L10">
      <style:text-properties fo:language="en" fo:country="US" officeooo:rsid="0055ec1a" officeooo:paragraph-rsid="0055ec1a" style:language-asian="zxx" style:country-asian="none" style:language-complex="zxx" style:country-complex="none"/>
    </style:style>
    <style:style style:name="P72" style:family="paragraph" style:parent-style-name="Text_20_body">
      <style:text-properties fo:language="en" fo:country="US" officeooo:rsid="0055ec1a" officeooo:paragraph-rsid="0055ec1a" style:language-asian="zxx" style:country-asian="none" style:language-complex="zxx" style:country-complex="none"/>
    </style:style>
    <style:style style:name="P73" style:family="paragraph" style:parent-style-name="Text_20_body" style:list-style-name="L11">
      <style:text-properties fo:language="en" fo:country="US" officeooo:rsid="0055ec1a" officeooo:paragraph-rsid="0055ec1a" style:language-asian="zxx" style:country-asian="none" style:language-complex="zxx" style:country-complex="none"/>
    </style:style>
    <style:style style:name="P74" style:family="paragraph" style:parent-style-name="Text_20_body">
      <style:text-properties fo:language="en" fo:country="US" officeooo:rsid="003b322a" officeooo:paragraph-rsid="003b322a" style:language-asian="zxx" style:country-asian="none" style:language-complex="zxx" style:country-complex="none"/>
    </style:style>
    <style:style style:name="P75" style:family="paragraph" style:parent-style-name="Text_20_body" style:list-style-name="L12">
      <style:text-properties fo:language="en" fo:country="US" officeooo:rsid="003b322a" officeooo:paragraph-rsid="003b322a" style:language-asian="zxx" style:country-asian="none" style:language-complex="zxx" style:country-complex="none"/>
    </style:style>
    <style:style style:name="P76" style:family="paragraph" style:parent-style-name="Text_20_body" style:list-style-name="L13">
      <style:text-properties fo:language="en" fo:country="US" officeooo:rsid="005dc406" officeooo:paragraph-rsid="005dc406" style:language-asian="zxx" style:country-asian="none" style:language-complex="zxx" style:country-complex="none"/>
    </style:style>
    <style:style style:name="P77" style:family="paragraph" style:parent-style-name="Text_20_body" style:list-style-name="L13">
      <style:text-properties fo:language="en" fo:country="US" officeooo:rsid="00602ab7" officeooo:paragraph-rsid="00602ab7" style:language-asian="zxx" style:country-asian="none" style:language-complex="zxx" style:country-complex="none"/>
    </style:style>
    <style:style style:name="T1" style:family="text">
      <style:text-properties officeooo:rsid="0009449f"/>
    </style:style>
    <style:style style:name="T2" style:family="text">
      <style:text-properties officeooo:rsid="000be30b"/>
    </style:style>
    <style:style style:name="T3" style:family="text">
      <style:text-properties officeooo:rsid="000c8b2e"/>
    </style:style>
    <style:style style:name="T4" style:family="text">
      <style:text-properties style:font-name="Times New Roman1" style:font-name-asian="Times New Roman1" style:font-name-complex="Times New Roman1"/>
    </style:style>
    <style:style style:name="T5" style:family="text">
      <style:text-properties style:font-name="Times New Roman1" officeooo:rsid="000c8b2e" style:font-name-asian="Times New Roman1" style:font-name-complex="Times New Roman1"/>
    </style:style>
    <style:style style:name="T6" style:family="text">
      <style:text-properties style:font-name="Times New Roman1" officeooo:rsid="00275035" style:font-name-asian="Times New Roman1" style:font-name-complex="Times New Roman1"/>
    </style:style>
    <style:style style:name="T7" style:family="text">
      <style:text-properties style:font-name="Times New Roman1" officeooo:rsid="002bb57b" style:font-name-asian="Times New Roman1" style:font-name-complex="Times New Roman1"/>
    </style:style>
    <style:style style:name="T8" style:family="text">
      <style:text-properties officeooo:rsid="000f6b6d"/>
    </style:style>
    <style:style style:name="T9" style:family="text">
      <style:text-properties officeooo:rsid="0010c38c"/>
    </style:style>
    <style:style style:name="T10" style:family="text">
      <style:text-properties style:text-position="sub 58%"/>
    </style:style>
    <style:style style:name="T11" style:family="text">
      <style:text-properties style:text-position="sub 58%" officeooo:rsid="000f6b6d"/>
    </style:style>
    <style:style style:name="T12" style:family="text">
      <style:text-properties style:text-position="sub 58%" officeooo:rsid="00130f0f"/>
    </style:style>
    <style:style style:name="T13" style:family="text">
      <style:text-properties style:text-position="sub 58%" officeooo:rsid="0015504e"/>
    </style:style>
    <style:style style:name="T14" style:family="text">
      <style:text-properties style:text-position="sub 58%" officeooo:rsid="0015ff51"/>
    </style:style>
    <style:style style:name="T15" style:family="text">
      <style:text-properties style:text-position="sub 58%" officeooo:rsid="00150431"/>
    </style:style>
    <style:style style:name="T16" style:family="text">
      <style:text-properties officeooo:rsid="00130f0f"/>
    </style:style>
    <style:style style:name="T17" style:family="text">
      <style:text-properties officeooo:rsid="0013d906"/>
    </style:style>
    <style:style style:name="T18" style:family="text">
      <style:text-properties officeooo:rsid="00150431"/>
    </style:style>
    <style:style style:name="T19" style:family="text">
      <style:text-properties officeooo:rsid="0015504e"/>
    </style:style>
    <style:style style:name="T20" style:family="text">
      <style:text-properties officeooo:rsid="001a1451"/>
    </style:style>
    <style:style style:name="T21" style:family="text">
      <style:text-properties officeooo:rsid="0022abd0"/>
    </style:style>
    <style:style style:name="T22" style:family="text">
      <style:text-properties officeooo:rsid="0022bb19"/>
    </style:style>
    <style:style style:name="T23" style:family="text">
      <style:text-properties officeooo:rsid="00292e3d"/>
    </style:style>
    <style:style style:name="T24" style:family="text">
      <style:text-properties officeooo:rsid="002a6ae4"/>
    </style:style>
    <style:style style:name="T25" style:family="text">
      <style:text-properties officeooo:rsid="002bb57b"/>
    </style:style>
    <style:style style:name="T26" style:family="text">
      <style:text-properties officeooo:rsid="0031c352"/>
    </style:style>
    <style:style style:name="T27" style:family="text">
      <style:text-properties officeooo:rsid="00342884"/>
    </style:style>
    <style:style style:name="T28" style:family="text">
      <style:text-properties officeooo:rsid="00366cd8"/>
    </style:style>
    <style:style style:name="T29" style:family="text">
      <style:text-properties officeooo:rsid="00397713"/>
    </style:style>
    <style:style style:name="T30" style:family="text">
      <style:text-properties officeooo:rsid="003b8113"/>
    </style:style>
    <style:style style:name="T31" style:family="text">
      <style:text-properties officeooo:rsid="003d3592"/>
    </style:style>
    <style:style style:name="T32" style:family="text">
      <style:text-properties officeooo:rsid="003e6917"/>
    </style:style>
    <style:style style:name="T33" style:family="text">
      <style:text-properties style:font-name="Consolas"/>
    </style:style>
    <style:style style:name="T34" style:family="text">
      <style:text-properties style:font-name="Consolas" officeooo:rsid="003d3592"/>
    </style:style>
    <style:style style:name="T35" style:family="text">
      <style:text-properties style:font-name="Consolas" officeooo:rsid="003e6917"/>
    </style:style>
    <style:style style:name="T36" style:family="text">
      <style:text-properties style:font-name="Consolas" officeooo:rsid="004141b3"/>
    </style:style>
    <style:style style:name="T37" style:family="text">
      <style:text-properties style:font-name="Consolas" officeooo:rsid="0013d906"/>
    </style:style>
    <style:style style:name="T38" style:family="text">
      <style:text-properties style:font-name="Consolas" style:font-name-asian="Times New Roman1" style:font-name-complex="Times New Roman1"/>
    </style:style>
    <style:style style:name="T39" style:family="text">
      <style:text-properties style:font-name="Consolas" officeooo:rsid="003b8113"/>
    </style:style>
    <style:style style:name="T40" style:family="text">
      <style:text-properties style:font-name="Consolas" officeooo:rsid="00366cd8"/>
    </style:style>
    <style:style style:name="T41" style:family="text">
      <style:text-properties officeooo:rsid="004141b3"/>
    </style:style>
    <style:style style:name="T42" style:family="text">
      <style:text-properties officeooo:rsid="0044d8be"/>
    </style:style>
    <style:style style:name="T43" style:family="text">
      <style:text-properties officeooo:rsid="004d9d1c"/>
    </style:style>
    <style:style style:name="T44" style:family="text">
      <style:text-properties officeooo:rsid="0051325a"/>
    </style:style>
    <style:style style:name="T45" style:family="text">
      <style:text-properties officeooo:rsid="005449e6"/>
    </style:style>
    <style:style style:name="T46" style:family="text">
      <style:text-properties officeooo:rsid="0057975d"/>
    </style:style>
    <style:style style:name="T47" style:family="text">
      <style:text-properties fo:font-weight="bold" style:font-weight-asian="bold" style:font-weight-complex="bold"/>
    </style:style>
    <style:style style:name="T48" style:family="text">
      <style:text-properties officeooo:rsid="0059db0e"/>
    </style:style>
    <style:style style:name="T49" style:family="text">
      <style:text-properties officeooo:rsid="005d74e9"/>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T52" style:family="text">
      <style:text-properties officeooo:rsid="00602ab7"/>
    </style:style>
    <style:style style:name="T53" style:family="text">
      <style:text-properties officeooo:rsid="0061a34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ry Functions <text:span text:style-name="T1">(Query V4)</text:span></text:p>
      <text:p text:style-name="P20">Version 1.0</text:p>
      <text:p text:style-name="P20"><text:span text:style-name="T44">20</text:span>. Feb. 2018</text:p>
      <text:p text:style-name="P20">Tilmann Zäschke</text:p>
      <text:p text:style-name="P34"/>
      <text:p text:style-name="P34"/>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_Toc413_3474846250" text:style-name="Index_20_Link" text:visited-style-name="Index_20_Link">1 Comparison with V3<text:tab/>1</text:a></text:p>
          <text:p text:style-name="P62"><text:a xlink:type="simple" xlink:href="#__RefHeading___Toc415_3474846250" text:style-name="Index_20_Link" text:visited-style-name="Index_20_Link">2 Query Execution Cost Calculation<text:tab/>2</text:a></text:p>
          <text:p text:style-name="P65"><text:a xlink:type="simple" xlink:href="#__RefHeading___Toc417_3474846250" text:style-name="Index_20_Link" text:visited-style-name="Index_20_Link">2.1 Basics<text:tab/>2</text:a></text:p>
          <text:p text:style-name="P65"><text:a xlink:type="simple" xlink:href="#__RefHeading___Toc419_3474846250" text:style-name="Index_20_Link" text:visited-style-name="Index_20_Link">2.2 Finding the best query<text:tab/>3</text:a></text:p>
          <text:p text:style-name="P62"><text:a xlink:type="simple" xlink:href="#__RefHeading___Toc421_3474846250" text:style-name="Index_20_Link" text:visited-style-name="Index_20_Link">3 Query Implementation – Preparation for Execution<text:tab/>3</text:a></text:p>
          <text:p text:style-name="P65"><text:a xlink:type="simple" xlink:href="#__RefHeading___Toc423_3474846250" text:style-name="Index_20_Link" text:visited-style-name="Index_20_Link">3.1 Optimization Opportunities – IndexProposalSet vs QueryAdvice<text:tab/>4</text:a></text:p>
          <text:p text:style-name="P65"><text:a xlink:type="simple" xlink:href="#__RefHeading___Toc425_3474846250" text:style-name="Index_20_Link" text:visited-style-name="Index_20_Link">3.2 Reordering the Tree<text:tab/>4</text:a></text:p>
          <text:p text:style-name="P65"><text:a xlink:type="simple" xlink:href="#__RefHeading___Toc644_158436879" text:style-name="Index_20_Link" text:visited-style-name="Index_20_Link">3.3 Prepare For Execution – Assign Variables and Indexes<text:tab/>5</text:a></text:p>
          <text:p text:style-name="P65"><text:a xlink:type="simple" xlink:href="#__RefHeading___Toc646_158436879" text:style-name="Index_20_Link" text:visited-style-name="Index_20_Link">3.4 Query Execution<text:tab/>6</text:a></text:p>
        </text:index-body>
      </text:table-of-content>
      <text:p text:style-name="P34"/>
      <text:h text:style-name="P64" text:outline-level="1"><text:bookmark-start text:name="__RefHeading___Toc413_3474846250"/>Comparison with V3<text:bookmark-end text:name="__RefHeading___Toc413_3474846250"/></text:h>
      <text:p text:style-name="P21">Query V3 (Q3) does not support Variables. It simply uses a Class Extent, or an index range, then iterates over all objects and applies the query tree to see whether it return ‘<text:span text:style-name="T33">true</text:span>’ or ‘<text:span text:style-name="T33">false</text:span>’.</text:p>
      <text:p text:style-name="P7">With Q3, we duplicated the whole tree when we found t<text:span text:style-name="T25">w</text:span>o indexed ‘<text:span text:style-name="T25">ORed’ </text:span>terms/nodes. Cost:</text:p>
      <text:list xml:id="list1522277120" text:style-name="L1">
        <text:list-item>
          <text:p text:style-name="P43">Parent pointer</text:p>
        </text:list-item>
        <text:list-item>
          <text:p text:style-name="P43">Duplication effort</text:p>
        </text:list-item>
        <text:list-item>
          <text:p text:style-name="P43">Consider: This may be rare, but needs full QT traversal to check (not really that expensive, we traverse the whole tree for each object during evaluation).</text:p>
        </text:list-item>
      </text:list>
      <text:p text:style-name="P7"/>
      <text:p text:style-name="P7">With <text:span text:style-name="T26">Query V4 (</text:span>Q4<text:span text:style-name="T26">)</text:span>, we also need other features:</text:p>
      <text:list xml:id="list278804830" text:style-name="L2">
        <text:list-item>
          <text:p text:style-name="P44">Variables (essentially JOIN)</text:p>
        </text:list-item>
        <text:list-item>
          <text:p text:style-name="P44">Subqueries (return only primitives)</text:p>
        </text:list-item>
        <text:list-item>
          <text:p text:style-name="P45">Index on non-primary objects: <text:span text:style-name="T33">WHERE car.owner.age == 33</text:span></text:p>
        </text:list-item>
        <text:list-item>
          <text:p text:style-name="P46">Math in queries (<text:span text:style-name="T33">1+2/3 == var.x</text:span>)</text:p>
        </text:list-item>
        <text:list-item>
          <text:p text:style-name="P46">Oblivious to RHS vs LHS</text:p>
        </text:list-item>
        <text:list-item>
          <text:p text:style-name="P46">Proper cost estimate when selecting an index</text:p>
        </text:list-item>
      </text:list>
      <text:p text:style-name="P8"/>
      <text:p text:style-name="P9">With Q3 we use a primary iterator of objects and apply the query to each one. Is that still possible in <text:span text:style-name="T27">Q</text:span>4? If not, does it still make sense to split the tree on '<text:span text:style-name="T33">OR</text:span>' or can we efficiently cover it with the techniques we need for the new features?</text:p>
      <text:p text:style-name="P9"/>
      <text:p text:style-name="P9"/>
      <text:h text:style-name="P63" text:outline-level="1"><text:bookmark-start text:name="__RefHeading___Toc415_3474846250"/><text:soft-page-break/>Query <text:span text:style-name="T2">Execution </text:span>Cost Calculation<text:bookmark-end text:name="__RefHeading___Toc415_3474846250"/></text:h>
      <text:p text:style-name="P10">How do we estimate the execution cost of a query?</text:p>
      <text:p text:style-name="P10"/>
      <text:h text:style-name="P66" text:outline-level="2"><text:bookmark-start text:name="__RefHeading___Toc417_3474846250"/>Basics<text:bookmark-end text:name="__RefHeading___Toc417_3474846250"/></text:h>
      <text:p text:style-name="P27">Estimated Selectivity S in various scenarios (if no better estimates are available):</text:p>
      <text:list xml:id="list4221054848" text:style-name="L3">
        <text:list-item>
          <text:p text:style-name="P47"><text:span text:style-name="T3">Unconstrained PRIMitive size(range), default = +</text:span><text:span text:style-name="T5">∞</text:span></text:p>
        </text:list-item>
        <text:list-item>
          <text:p text:style-name="P48">Unconstrained OBJ: size(extent), default=1'000'000; <text:s text:c="2"/></text:p>
        </text:list-item>
        <text:list-item>
          <text:p text:style-name="P49">Indexed OBJ: Selectivity of index, default = 100</text:p>
        </text:list-item>
        <text:list-item>
          <text:p text:style-name="P49">Constrained via '<text:span text:style-name="T33">contains()</text:span>': unknown, default = 10</text:p>
        </text:list-item>
        <text:list-item>
          <text:p text:style-name="P50">Constrained via range: <text:s/>-&gt; Bad, avoid, default is value range of type, or simply <text:span text:style-name="T3">+</text:span><text:span text:style-name="T5">∞</text:span></text:p>
        </text:list-item>
        <text:list-item>
          <text:p text:style-name="P50">Constrained via assignment: 1</text:p>
        </text:list-item>
      </text:list>
      <text:p text:style-name="P11"/>
      <text:p text:style-name="P12">The cost of a term is the cost of finding the correct RHS for a given LHS. The cost is equal to the cost estimates <text:span text:style-name="T9">(Selectivity S) </text:span>in the list above. <text:line-break/>For example, for <text:span text:style-name="T33">30==this.age</text:span>, LHS is const, RHS depends on the index selectivity.<text:line-break/></text:p>
      <text:p text:style-name="P11"/>
      <text:p text:style-name="P22">Without 'OR'</text:p>
      <text:p text:style-name="P12">While traversing the tree, we track variables that are declared in a sub-tree. In the end, <text:span text:style-name="T8">we multiply the 'selectivity' of each Variable C(query)=S</text:span><text:span text:style-name="T11">V0</text:span><text:span text:style-name="T8"> * S</text:span><text:span text:style-name="T11">V1</text:span><text:span text:style-name="T8"> * S</text:span><text:span text:style-name="T11">V2</text:span><text:span text:style-name="T8"> * ... <text:s/>.</text:span></text:p>
      <text:p text:style-name="P7"/>
      <text:p text:style-name="P23">With 'OR'</text:p>
      <text:p text:style-name="P13">Terms are enumerated from 0 to n-1 with a comma-separated hierarchy, for example, in Example 1: sub<text:span text:style-name="T10">1,0</text:span> is the first sub-term, i.e. the OR term.</text:p>
      <text:p text:style-name="P14">Examples:</text:p>
      <text:list xml:id="list1463586241" text:style-name="L4">
        <text:list-item>
          <text:p text:style-name="P60">this.x == 1 &amp;&amp; ((v1.x== 10 &amp;&amp; v2.x==20) || v1.x==v2.x) &amp;&amp; this.y==v1.y &amp;&amp; this.z==v2.y</text:p>
        </text:list-item>
        <text:list-item>
          <text:p text:style-name="P61">this.x == 1 &amp;&amp; ((v1.x== 10 &amp;&amp; v2.x==20) || <text:span text:style-name="T17">(</text:span>v1.x==<text:span text:style-name="T17">5 &amp;&amp; </text:span>v2.x<text:span text:style-name="T17">==6)</text:span>) &amp;&amp; <text:span text:style-name="T17">v</text:span>1.<text:span text:style-name="T17">x==v2.x &amp;&amp;</text:span> this.z==v2.y</text:p>
        </text:list-item>
      </text:list>
      <text:p text:style-name="P14"/>
      <text:p text:style-name="P24">Example 1</text:p>
      <text:p text:style-name="P14">Left OR-subtree: v1 and v2 are extend or determined via index, they each cost EXTENT or INDEX. <text:span text:style-name="T16">Since they are otherwise unconstrained, we have to try all combinations, leading to C(sub</text:span><text:span text:style-name="T12">1,</text:span><text:span text:style-name="T13">0</text:span><text:span text:style-name="T16">) <text:s/>= C(v1.x) * C(v2.x).</text:span></text:p>
      <text:p text:style-name="P15">The same happens in we first look at the right OR-subtree, again we get C(sub<text:span text:style-name="T13">1,1</text:span><text:span text:style-name="T19">)</text:span> <text:s/>= C(v1.x) * C(v2.x).</text:p>
      <text:p text:style-name="P15"/>
      <text:p text:style-name="P16">The total cost of the OR-subtree is then simply <text:span text:style-name="T19">C(sub</text:span><text:span text:style-name="T13">1</text:span><text:span text:style-name="T19">) = </text:span>C(sub<text:span text:style-name="T10">1,</text:span><text:span text:style-name="T14">0</text:span>) <text:span text:style-name="T18">+ C(sub</text:span><text:span text:style-name="T15">1,1</text:span><text:span text:style-name="T18">)<text:line-break/>The total cost of the query is then: C(query) = S</text:span><text:span text:style-name="T11">V0</text:span><text:span text:style-name="T8"> * C(sub</text:span><text:span text:style-name="T11">1</text:span><text:span text:style-name="T8">)</text:span></text:p>
      <text:p text:style-name="P16"/>
      <text:p text:style-name="P25">Example 2</text:p>
      <text:p text:style-name="P13">Same as Example 1. the term sub<text:span text:style-name="T10">2</text:span>="<text:span text:style-name="T37">v1.x==v2.x</text:span><text:span text:style-name="T17">" </text:span>does not change anything.</text:p>
      <text:p text:style-name="P14"/>
      <text:p text:style-name="P26">Summary</text:p>
      <text:p text:style-name="P17">The cost of a query is calculated as follows:</text:p>
      <text:list xml:id="list1381152174" text:style-name="L5">
        <text:list-item>
          <text:p text:style-name="P51">Cost of a comparison term is the Selectivity of <text:span text:style-name="T20">any</text:span> Variable declared therein, otherwise '1',</text:p>
        </text:list-item>
        <text:list-item>
          <text:p text:style-name="P51">Cost of &amp;&amp; is the product of the cost of each sub-term</text:p>
        </text:list-item>
        <text:list-item>
          <text:p text:style-name="P51"><text:soft-page-break/>Cost of || is the SUM of the cost of each sub-term.</text:p>
        </text:list-item>
      </text:list>
      <text:p text:style-name="P6"/>
      <text:p text:style-name="P26">FAQ</text:p>
      <text:list xml:id="list661296661" text:style-name="L6">
        <text:list-item>
          <text:p text:style-name="P52">Refining selectivity? If a variable has already a selectivity, it is never assigned again. Different selectivities are 'probed' by reordering the<text:span text:style-name="T24">n</text:span> try and calculating selectivity again.</text:p>
        </text:list-item>
        <text:list-item>
          <text:p text:style-name="P53">What happens if a variable is constrained in one branch of OR, but not in the other? </text:p>
          <text:list>
            <text:list-item>
              <text:p text:style-name="P53">If the variable is used outside of the sub-branch, then we cannot efficiently use it and have to set the variable to EXTENT or UNCONSTRAINED</text:p>
            </text:list-item>
            <text:list-item>
              <text:p text:style-name="P53">If the Variable is only used inside of the subbranch, then everything is fine.</text:p>
            </text:list-item>
            <text:list-item>
              <text:p text:style-name="P53">Special case: Variable is only used in another OR sub-branch: This would be okay.... How do we solve this? <text:span text:style-name="T23">We flag the Variable as UNCONSTRAINED if it is UNCONSTRAINED in one sub-branch of OR, and we calculate the cost normally. If the variable is only used in branches that also declare it, then the overall cost estimate should still look good. But we need to enable multiple </text:span></text:p>
            </text:list-item>
          </text:list>
        </text:list-item>
      </text:list>
      <text:p text:style-name="P18"/>
      <text:h text:style-name="P66" text:outline-level="2"><text:bookmark-start text:name="__RefHeading___Toc419_3474846250"/>Finding the best query<text:bookmark-end text:name="__RefHeading___Toc419_3474846250"/></text:h>
      <text:p text:style-name="P5">Simple approach: Traverse the whole tree and for all terms with cost!=1, swap LHS and RHS and calculate again. This can quickly get expensive, so we should do some <text:span text:style-name="T25">optimizations</text:span>:</text:p>
      <text:list xml:id="list4106505650" text:style-name="L7">
        <text:list-item>
          <text:p text:style-name="P54">Indicate whether swapping may help:</text:p>
          <text:list>
            <text:list-item>
              <text:p text:style-name="P54">It does not help for 'constant' subtrees (<text:span text:style-name="T22">left side is constant or 'fixed' (such as a parameter)</text:span>).</text:p>
            </text:list-item>
            <text:list-item>
              <text:p text:style-name="P54">It does not help if all variables are already constrained (globally).</text:p>
            </text:list-item>
            <text:list-item>
              <text:p text:style-name="P55">It does not help for subtrees of '||' <text:span text:style-name="T21">(logical</text:span> OR<text:span text:style-name="T21">)</text:span>.</text:p>
            </text:list-item>
            <text:list-item>
              <text:p text:style-name="P56">No need to swap subtree that only access variables that are already <text:span text:style-name="T25">constrained.</text:span> -&gt; We need to flag subtrees that identify variables (brute force: check newly defined variables) </text:p>
            </text:list-item>
            <text:list-item>
              <text:p text:style-name="P57">If cost is <text:span text:style-name="T3">+</text:span><text:span text:style-name="T5">∞, </text:span><text:span text:style-name="T4">the swapped version should be preferred, ..how does this help?</text:span></text:p>
            </text:list-item>
            <text:list-item>
              <text:p text:style-name="P58"><text:span text:style-name="T4">Generally (especially for &amp;&amp;), we don't need to consider terms that will be used for indexes. For example, when using an index on '</text:span><text:span text:style-name="T38">x</text:span><text:span text:style-name="T4">', we can ignore the first two terms of "</text:span><text:span text:style-name="T38">x &gt;= 5 &amp;&amp; x &lt;=10 &amp;&amp; y.endsWith('ello World')</text:span><text:span text:style-name="T4">". </text:span><text:span text:style-name="T6">Problem: we can only remove them after we decided on an index...</text:span></text:p>
            </text:list-item>
          </text:list>
        </text:list-item>
        <text:list-item>
          <text:p text:style-name="P59"><text:span text:style-name="T6">W</text:span><text:span text:style-name="T4">e could reduce optimization (or run improved optimization in a separate thread, to be used in the next query execution). Reduced optimization: Attempt swap only if cost equals or exceeds EXTENT or UNDEFINED.<text:line-break/>Pragmatic solution: Try 10 switches, then just settle for anything better than EXTENT or UNDEFINED.</text:span></text:p>
        </text:list-item>
      </text:list>
      <text:p text:style-name="P3"/>
      <text:p text:style-name="P19"><text:span text:style-name="T4">While traversing the tree, we maintain two arrays for the variables. One contains the previously constrained variables, the other contains the variables that were constrained in a subtree (its a </text:span><text:span text:style-name="T7">returned</text:span><text:span text:style-name="T4"> array).</text:span></text:p>
      <text:p text:style-name="P4"/>
      <text:p text:style-name="P3"/>
      <text:h text:style-name="P63" text:outline-level="1"><text:bookmark-start text:name="__RefHeading___Toc421_3474846250"/>Query Implementation – <text:span text:style-name="T46">Preparation for Execution</text:span><text:bookmark-end text:name="__RefHeading___Toc421_3474846250"/></text:h>
      <text:p text:style-name="P28">Steps:</text:p>
      <text:list xml:id="list2444008975" text:style-name="L8">
        <text:list-item>
          <text:p text:style-name="P67">Parsing and building of query tree</text:p>
        </text:list-item>
        <text:list-item>
          <text:p text:style-name="P67">Search for optimization 'opportunities', such as indexes (<text:span text:style-name="T33">3 &lt; x &lt; 5</text:span>), collections constraints (<text:span text:style-name="T33">list.contains(x)</text:span>) and assignments (<text:span text:style-name="T33">x.name = y.name</text:span>). The latter two <text:soft-page-break/>are only required for variables. However, <text:span text:style-name="T33">list.contains(...)</text:span> can also be used with out va<text:span text:style-name="T42">r</text:span>iables: <text:span text:style-name="T33">list.contains("Peter")</text:span>.</text:p>
        </text:list-item>
        <text:list-item>
          <text:p text:style-name="P67">Reordering the tree. This has two (related) purposes:</text:p>
          <text:list>
            <text:list-item>
              <text:p text:style-name="P67">'Assign' variables before using them, where 'assign' can mean assigning of a value via '<text:span text:style-name="T33">=</text:span>' or assigning of a range (as iterator) via an index (<text:span text:style-name="T33">3 &lt; x.size &lt; 5</text:span>) or a collection (<text:span text:style-name="T33">list.contains(x)</text:span>).</text:p>
            </text:list-item>
            <text:list-item>
              <text:p text:style-name="P67">Optimize query execution such that all variables are 'constrained' in some way before they are used. Execution always goes from left to right, so <text:line-break/>"<text:span text:style-name="T33">this.age=intVar &amp;&amp; intVar==30</text:span>" should be reordered to <text:line-break/>"<text:span text:style-name="T33">30=intVar &amp;&amp; intVar=this.age</text:span>": first we assign intVar, then we can use (if available) an index to find all objects with age=30.</text:p>
            </text:list-item>
          </text:list>
        </text:list-item>
        <text:list-item>
          <text:p text:style-name="P68">(Possibly merged with step 3) Tell query nodes whether and how they need to initialize an iterator. For example: Assign <text:span text:style-name="T33">QueryAdvice</text:span> to node. <text:span text:style-name="T48">If it has</text:span> <text:span text:style-name="T33">QueryAdvice</text:span> <text:span text:style-name="T48">then in needs to initialize (or append to) a value provider (= iterator).</text:span></text:p>
        </text:list-item>
      </text:list>
      <text:p text:style-name="P28"/>
      <text:h text:style-name="P66" text:outline-level="2"><text:bookmark-start text:name="__RefHeading___Toc423_3474846250"/>Optimization Opportunities – <text:span text:style-name="T31">IndexProposalSet vs </text:span>QueryAdvice<text:bookmark-end text:name="__RefHeading___Toc423_3474846250"/></text:h>
      <text:p text:style-name="P30">The class <text:span text:style-name="T34">IndexProposalSet</text:span> provides a tree of 'optimization opportunities'. <text:span text:style-name="T31">Each variable has it's own tree. Each </text:span><text:span text:style-name="T34">IndexProposalSet</text:span><text:span text:style-name="T31"> contains:</text:span></text:p>
      <text:list xml:id="list3387632225" text:style-name="L9">
        <text:list-item>
          <text:p text:style-name="P69">A list (<text:span text:style-name="T33">HashMap</text:span>) of min/max values for any constrained fields<text:tab/></text:p>
        </text:list-item>
        <text:list-item>
          <text:p text:style-name="P69">A list of <text:span text:style-name="T33">QueryFunctions</text:span> that can be used for '<text:span text:style-name="T33">collectionConstraints</text:span>' via <text:span text:style-name="T33">Map.contains()</text:span> or <text:span text:style-name="T33">Collections.contains()</text:span>.</text:p>
        </text:list-item>
        <text:list-item>
          <text:p text:style-name="P69">A list of <text:span text:style-name="T33">QueryFunctions</text:span> that can be used as '<text:span text:style-name="T33">identityConstraints</text:span>' via '<text:span text:style-name="T33">==</text:span>'.</text:p>
        </text:list-item>
        <text:list-item>
          <text:p text:style-name="P70">A list of a list of <text:span text:style-name="T33">IndexProposalSets</text:span> <text:span text:style-name="T32">called '</text:span><text:span text:style-name="T35">indexesChoicesToMerge</text:span><text:span text:style-name="T32">' </text:span>that represents cumulative indexes. <text:span text:style-name="T41">Every '</text:span><text:span text:style-name="T36">||</text:span><text:span text:style-name="T41">' adds an entry ('inner list) to the 'outer' list. Each 'inner' list contains two entries, one with all indexes from the left side and one with all indexes from the right side. When estimating query execution cost, the cost of entries in an inner list have to be (pairwise) added (hence 'cumulative' index) and compared to other inner lists and other constraints in the same </text:span><text:span text:style-name="T36">IndexProposalSet</text:span><text:span text:style-name="T41">.</text:span></text:p>
        </text:list-item>
      </text:list>
      <text:p text:style-name="P37"><text:s/></text:p>
      <text:h text:style-name="P66" text:outline-level="2"><text:bookmark-start text:name="__RefHeading___Toc425_3474846250"/>Reordering the Tree<text:bookmark-end text:name="__RefHeading___Toc425_3474846250"/></text:h>
      <text:p text:style-name="P31">Generally speaking, optimizing the tree is important to ensure that all variables are initialized (constrained) before they are used, and that we use indexes where we can. Beyond that, optimization of the reordering algorithm (optimizing the optimizer) is <text:span text:style-name="T42">expected</text:span> to be less important for ZooDB than it is for relational databases because, due to the 1:1 mapping of conceptual model to physical model, we do not need to <text:span text:style-name="T42">generate</text:span> queries. Unless generated by the user, all queries will be hand written and are thus likely to be sensible and short, <text:span text:style-name="T29">or at least possible to be fixed to be sensible and short if the database does not perform well.</text:span> </text:p>
      <text:p text:style-name="P31">Reordering is done by traversing the tree and for all two-sided operators (==, &lt;=, &lt;, &gt;, &gt;=, &amp;&amp;, ||), we estimate the cost of executing the left and right side, then swap sides and calculate both sides again. We stick with the 'cheaper' order.</text:p>
      <text:p text:style-name="P36"><text:soft-page-break/>TODO currently we only reorder until we find a ‘valid’ order ...</text:p>
      <text:p text:style-name="P31">Unfortunately, testing all <text:span text:style-name="T42">combinations</text:span> can quickly become expensive.</text:p>
      <text:p text:style-name="P31">TODO: Abort if the solution is better than 'UNCONSTRAINED' or 'EXTENT'.</text:p>
      <text:p text:style-name="P35">TODO optimizations: <text:span text:style-name="T43">For basic (non-optimal) execution w</text:span>e only need to reorder parts that use Variables! <text:span text:style-name="T43">More specifically, we need to reorder only parts that use Variables that have not yet been constrained.</text:span></text:p>
      <text:p text:style-name="P31"/>
      <text:p text:style-name="P40">Assigning <text:span text:style-name="T42">I</text:span>nitializers</text:p>
      <text:p text:style-name="P31">While traversing/reordering the tree, <text:span text:style-name="T29">any node that is expected to initialize a variable (via assignment of a value or an iterator) is assigned an instance of QueryAdvice that tells it how to perform the initialization. It was decided to do this inside the tree to simplify execution of queries where variable initialization occurs inside multiple sub-tree that are combined with OR, such as:</text:span></text:p>
      <text:p text:style-name="P42">this.salary = empVar.salary &amp;&amp; (empVar.name='Peter' || (empVar.salary &gt; 200 &amp;&amp; empVar.salary &lt; 300))</text:p>
      <text:p text:style-name="P32">This type of query need to initialize 'var' with two ranges, one coming from all 'emps' with <text:span text:style-name="T33">name='Peter'</text:span> and one from all 'emps' within a given salary range.</text:p>
      <text:p text:style-name="P31"/>
      <text:p text:style-name="P40">Failure</text:p>
      <text:p text:style-name="P29">Resolving dependencies <text:span text:style-name="T28">can 'fail' if we cannot constrain a variable and if that variable is not a persistent object. For example, a 'double' variable needs to be constrained because it is impossible to iterator through a range a double values such as </text:span><text:span text:style-name="T40">3.0 &lt; d &lt; 3.4</text:span><text:span text:style-name="T28"> (strictly speaking, it is not impossible because double values are discrete on 64bit platforms, but still expensive and probably not what was intended with the query). </text:span></text:p>
      <text:p text:style-name="P29"/>
      <text:h text:style-name="Heading_20_2" text:outline-level="2"><text:bookmark-start text:name="__RefHeading___Toc644_158436879"/>Prepare For Execution – Assign Variables and Indexes<text:bookmark-end text:name="__RefHeading___Toc644_158436879"/></text:h>
      <text:p text:style-name="P33">How exactly do we indicate to a node that it needs to (re-)initialize the iterator and how it should do so?</text:p>
      <text:p text:style-name="P38">Assignments need to occur during execution:</text:p>
      <text:list xml:id="list1398529221" text:style-name="L10">
        <text:list-item>
          <text:p text:style-name="P71">This allows assignment with value from other variable</text:p>
        </text:list-item>
        <text:list-item>
          <text:p text:style-name="P71">This ensures that assignment (especially with iterators) only occurs when really required (avoid assignment if there is no match ‘left’ of the assignment node).</text:p>
        </text:list-item>
      </text:list>
      <text:p text:style-name="P38">Assignment types: </text:p>
      <text:list xml:id="list1988051795" text:style-name="L11">
        <text:list-item>
          <text:p text:style-name="P73">Single values, such as persistent objects (required) and primitives (optional)</text:p>
        </text:list-item>
        <text:list-item>
          <text:p text:style-name="P73">Extents</text:p>
        </text:list-item>
        <text:list-item>
          <text:p text:style-name="P73">Indexes (multiple) min/max ranges</text:p>
        </text:list-item>
      </text:list>
      <text:p text:style-name="P33">Problems:</text:p>
      <text:list xml:id="list1717823329" text:style-name="L12">
        <text:list-item>
          <text:p text:style-name="P75">For ranges (<text:span text:style-name="T33">3&lt;x&lt;5</text:span>), there are multiple nodes involved. We could specify this globally and add other constraints 'as we go'. <text:span text:style-name="T30">We could attach a set of involved nodes, and the first one that uses the </text:span><text:span text:style-name="T39">QueryAdvice</text:span><text:span text:style-name="T30"> has to initialize the iterator. Problem: that results in a </text:span><text:soft-page-break/><text:span text:style-name="T30">cumulative range, such as (</text:span><text:span text:style-name="T39">x==2 || x ==5000</text:span><text:span text:style-name="T30">) becoming (</text:span><text:span text:style-name="T39">2&lt;=x&lt;=5000</text:span><text:span text:style-name="T30">), unless we separate the ranges. We do this already in the QueryAdvice hierarchy (?).</text:span></text:p>
        </text:list-item>
        <text:list-item>
          <text:p text:style-name="P75">Assignments are often between variables. These need to be done 'as we go' while evaluating the query tree. Solution: Indicate in <text:span text:style-name="T45">the </text:span>node that it needs to assign something (assign a value or add to iterator).</text:p>
        </text:list-item>
        <text:list-item>
          <text:p text:style-name="P75">Iterators from collections. This definitely has to happen 'as we go'. As for 'assignments' we should specify this in the node.</text:p>
        </text:list-item>
      </text:list>
      <text:p text:style-name="P33"/>
      <text:p text:style-name="P33"><text:span text:style-name="T49">TODO </text:span>Extreme case: a <text:span text:style-name="T50">range</text:span> is not defined via a constant, but via a <text:span text:style-name="T50">variable</text:span><text:span text:style-name="T51">.…</text:span></text:p>
      <text:p text:style-name="P41"/>
      <text:h text:style-name="Heading_20_2" text:outline-level="2"><text:bookmark-start text:name="__RefHeading___Toc646_158436879"/>Query Execution<text:bookmark-end text:name="__RefHeading___Toc646_158436879"/></text:h>
      <text:p text:style-name="P39">Query execution:</text:p>
      <text:list xml:id="list2638463463" text:style-name="L13">
        <text:list-item>
          <text:p text:style-name="P76">Each node check<text:span text:style-name="T52">s</text:span> whether <text:span text:style-name="T52">the </text:span>result provider needs to be initialized. <text:span text:style-name="T52">This happens when the variables is first accessed. Scenarios:</text:span></text:p>
          <text:list>
            <text:list-item>
              <text:p text:style-name="P77">Index/Extent: Can happen <text:span text:style-name="T53">for THIS/Variable</text:span></text:p>
            </text:list-item>
            <text:list-item>
              <text:p text:style-name="P77"><text:span text:style-name="T53">Assignment: RHS of ‘==’</text:span></text:p>
            </text:list-item>
          </text:list>
        </text:list-item>
        <text:list-item>
          <text:p text:style-name="P76">Result providers are ‘nested’. If the current one is exhausted:</text:p>
          <text:list>
            <text:list-item>
              <text:p text:style-name="P76">Reset current provider</text:p>
            </text:list-item>
            <text:list-item>
              <text:p text:style-name="P76">Back up to the one above and call next().</text:p>
            </text:list-item>
          </text:list>
        </text:list-item>
        <text:list-item>
          <text:p text:style-name="P76">When going to next() on current result provider, it needs to reset all child providers. <text:line-break/><text:span text:style-name="T47">TODO</text:span> really? How about each provider resets itself?</text:p>
        </text:list-item>
      </text:list>
      <text:p text:style-name="P39"/>
      <text:p text:style-name="P39">How do we handle ‘<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7M9S</meta:editing-duration>
    <meta:editing-cycles>74</meta:editing-cycles>
    <meta:generator>LibreOffice/5.4.4.2$Windows_X86_64 LibreOffice_project/2524958677847fb3bb44820e40380acbe820f960</meta:generator>
    <dc:date>2018-03-06T19:23:01.922000000</dc:date>
    <meta:document-statistic meta:table-count="0" meta:image-count="0" meta:object-count="0" meta:page-count="6" meta:paragraph-count="127" meta:word-count="2094" meta:character-count="12390" meta:non-whitespace-character-count="10463"/>
    <meta:user-defined meta:name="Info 1"/>
    <meta:user-defined meta:name="Info 2"/>
    <meta:user-defined meta:name="Info 3"/>
    <meta:user-defined meta:name="Info 4"/>
  </office:meta>
</office:document-meta>
</file>